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border-top="none" fo:border-left="none" fo:border-bottom="0.0208in solid #000000" fo:border-right="none" fo:padding-top="0in" fo:padding-left="0in" fo:padding-bottom="0.375in" fo:padding-right="0in" style:shadow="non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border-top="none" fo:border-left="none" fo:border-bottom="0.0208in solid #000000" fo:border-right="none" fo:padding-top="0in" fo:padding-left="0in" fo:padding-bottom="0.375in" fo:padding-right="0in" style:shadow="none" fo:text-align="center"/>
      <style:text-properties style:font-name="Arial" style:font-name-complex="Arial" fo:font-weight="bold" style:font-weight-asian="bold" style:font-weight-complex="bold"/>
    </style:style>
    <style:style style:name="P3" style:parent-style-name="Standard" style:family="paragraph">
      <style:paragraph-properties fo:border-top="none" fo:border-left="none" fo:border-bottom="0.0208in solid #000000" fo:border-right="none" fo:padding-top="0in" fo:padding-left="0in" fo:padding-bottom="0.375in" fo:padding-right="0in" style:shadow="none" fo:text-align="center"/>
    </style:style>
    <style:style style:name="T4" style:parent-style-name="Fonteparág.padrão" style:family="text">
      <style:text-properties style:font-name="Arial" style:font-name-complex="Arial" fo:color="#000000"/>
    </style:style>
    <style:style style:name="P5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6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7" style:parent-style-name="Textbody" style:family="paragraph">
      <style:paragraph-properties fo:margin-bottom="0in" fo:line-height="18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/>
    </style:style>
    <style:style style:name="T9" style:parent-style-name="Fonteparág.padrão" style:family="text">
      <style:text-properties style:font-name="Arial" style:font-name-complex="Arial" fo:color="#000000"/>
    </style:style>
    <style:style style:name="T10" style:parent-style-name="Fonteparág.padrão" style:family="text">
      <style:text-properties style:font-name="Arial" style:font-name-complex="Arial" fo:color="#000000"/>
    </style:style>
    <style:style style:name="P11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12" style:parent-style-name="Textbody" style:family="paragraph">
      <style:paragraph-properties fo:margin-bottom="0in" fo:line-height="180%"/>
      <style:text-properties style:font-name="Arial" style:font-name-complex="Arial" fo:font-weight="bold" style:font-weight-asian="bold" style:font-weight-complex="bold" fo:color="#000000"/>
    </style:style>
    <style:style style:name="P13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14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15" style:parent-style-name="Textbody" style:family="paragraph">
      <style:paragraph-properties fo:margin-bottom="0in" fo:line-height="180%"/>
      <style:text-properties style:font-name="Arial" style:font-name-complex="Arial" fo:font-weight="bold" style:font-weight-asian="bold" style:font-weight-complex="bold" fo:color="#000000"/>
    </style:style>
    <style:style style:name="P16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17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18" style:parent-style-name="Textbody" style:family="paragraph">
      <style:paragraph-properties fo:margin-bottom="0in" fo:line-height="180%"/>
      <style:text-properties style:font-name="Arial" style:font-name-complex="Arial" fo:font-weight="bold" style:font-weight-asian="bold" style:font-weight-complex="bold" fo:color="#000000"/>
    </style:style>
    <style:style style:name="P19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20" style:parent-style-name="Textbody" style:family="paragraph">
      <style:paragraph-properties fo:margin-bottom="0in" fo:line-height="180%"/>
      <style:text-properties style:font-name="Arial" style:font-name-complex="Arial" fo:color="#000000"/>
    </style:style>
    <style:style style:name="P21" style:parent-style-name="Textbody" style:family="paragraph">
      <style:paragraph-properties fo:margin-bottom="0in" fo:line-height="180%"/>
      <style:text-properties style:font-name="Arial" style:font-name-complex="Arial" fo:font-weight="bold" style:font-weight-asian="bold" style:font-weight-complex="bold" fo:color="#000000"/>
    </style:style>
    <style:style style:name="P22" style:parent-style-name="Textbody" style:family="paragraph">
      <style:paragraph-properties fo:margin-bottom="0in" fo:line-height="180%"/>
      <style:text-properties style:font-name="Arial" style:font-name-complex="Arial" fo:color="#000000"/>
    </style:style>
  </office:automatic-styles>
  <office:body>
    <office:text text:use-soft-page-breaks="true">
      <text:p text:style-name="P1">Empresa Inc.<text:bookmark-start text:name="gmail-docs-internal-guid-39eb54b6-7fff-4"/><text:bookmark-end text:name="gmail-docs-internal-guid-39eb54b6-7fff-4"/></text:p>
      <text:p text:style-name="P2"/>
      <text:p text:style-name="P3"><text:span text:style-name="T4">Pedro Bianchini de Quadros</text:span></text:p>
      <text:p text:style-name="P5"/>
      <text:p text:style-name="P6">DOCUMENTAÇÃO PARA DEPLOY DA APLICAÇÃO</text:p>
      <text:p text:style-name="P7"><text:span text:style-name="T8">Observação:</text:span><text:span text:style-name="T9"><text:s/>Para desenvolver esta proposta de deploy em ambiente de produção, baseei-me em pesquisas para chegar a essas conclusões. Reconheço que a implementação pode estar apresentada de forma mais superficial e que minha experiência prática com deploys em ambientes de produção é li</text:span><text:span text:style-name="T10">mitada.</text:span></text:p>
      <text:p text:style-name="P11">________________________________________________________________________</text:p>
      <text:p text:style-name="P12">Configuração do Servidor</text:p>
      <text:p text:style-name="P13">Para estabelecer um ambiente de produção robusto, inicie com a configuração do servidor web e do serviço de aplicação. Utilize um servidor web de alta performance como Nginx ou Apache para servir o aplicativo Flask. Nginx é particularmente recomendado devido à sua eficiência e leveza. Para gerenciar as solicitações WSGI, empregue um servidor WSGI como Gunicorn ou uWSGI, que são otimizados para este fim. Por exemplo, para iniciar o Gunicorn, utilize o comando gunicorn -w 4 -b 0.0.0.0:8000 app:app, onde -w 4 especifica quatro trabalhadores e app:app define o módulo e a instância do Flask.</text:p>
      <text:p text:style-name="P14"/>
      <text:p text:style-name="P15">Configuração do Banco de Dados</text:p>
      <text:p text:style-name="P16">A configuração do MariaDB em um ambiente de produção requer atenção rigorosa tanto à performance quanto à segurança. Assegure-se de utilizar senhas robustas e restrinja o acesso ao banco de dados a IPs específicos, quando viável. É imperativo implementar um sistema de backups regulares e testar periodicamente os procedimentos de restauração para garantir a integridade e a disponibilidade dos dados em caso de falha.</text:p>
      <text:p text:style-name="P17"/>
      <text:p text:style-name="P18">Otimização e Escalabilidade</text:p>
      <text:p text:style-name="P19">Para otimizar o desempenho do aplicativo, considere a implementação de mecanismos de caching para minimizar a carga sobre o banco de dados e melhorar o tempo de resposta.<text:s/><text:soft-page-break/>Ferramentas como Redis são recomendadas para esse propósito. Além disso, configure um sistema de monitoramento para avaliar a saúde do aplicativo e registre logs de erros utilizando ferramentas como Sentry e o ELK Stack (Elasticsearch, Logstash, Kibana). Avalie a necessidade de escalabilidade horizontal (adicionando mais servidores) e vertical (aumentando os recursos dos servidores) conforme o crescimento da demanda.</text:p>
      <text:p text:style-name="P20"/>
      <text:p text:style-name="P21">Deploy</text:p>
      <text:p text:style-name="P22">Automatize o processo de deploy com ferramentas de infraestrutura como Docker, Kubernetes ou Ansible, facilitando a implantação e o gerenciamento do ambiente de produção. Implemente um pipeline de integração contínua e entrega contínua (CI/CD) para automatizar os testes e os deployments, assegurando um fluxo de trabalho mais eficiente e menos suscetível a erros humano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0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0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0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0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0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0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0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edro Bianchini de Quadros</dc:creator>
    <meta:creation-date>2024-08-22T09:49:00Z</meta:creation-date>
    <dc:date>2024-08-25T22:00:00Z</dc:date>
    <meta:template xlink:href="Normal.dotm" xlink:type="simple"/>
    <meta:editing-cycles>3</meta:editing-cycles>
    <meta:editing-duration>PT3480S</meta:editing-duration>
    <meta:document-statistic meta:page-count="2" meta:paragraph-count="5" meta:word-count="393" meta:character-count="2514" meta:row-count="17" meta:non-whitespace-character-count="2126"/>
  </office:meta>
</office:document-meta>
</file>